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f4ec" officeooo:paragraph-rsid="0019f4ec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1835bf" officeooo:paragraph-rsid="001835bf"/>
    </style:style>
    <style:style style:name="P4" style:family="paragraph" style:parent-style-name="Standard">
      <style:paragraph-properties fo:margin-left="2cm" fo:margin-right="0cm" fo:text-indent="0cm" style:auto-text-indent="false"/>
      <style:text-properties fo:font-weight="normal" officeooo:rsid="001835bf" officeooo:paragraph-rsid="0019f4ec" style:font-weight-asian="normal" style:font-weight-complex="normal"/>
    </style:style>
    <style:style style:name="P5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835bf" officeooo:paragraph-rsid="0019f4ec" style:font-weight-asian="normal" style:font-weight-complex="normal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835bf" officeooo:paragraph-rsid="001835bf" style:font-weight-asian="normal" style:font-weight-complex="normal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835bf" officeooo:paragraph-rsid="0019f4ec" style:font-weight-asian="normal" style:font-weight-complex="normal"/>
    </style:style>
    <style:style style:name="P8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835bf" officeooo:paragraph-rsid="001ea0df" style:font-weight-asian="normal" style:font-weight-complex="normal"/>
    </style:style>
    <style:style style:name="P9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835bf" officeooo:paragraph-rsid="001835bf" style:font-weight-asian="bold" style:font-weight-complex="bold"/>
    </style:style>
    <style:style style:name="P10" style:family="paragraph" style:parent-style-name="Preformatted_20_Text">
      <style:paragraph-properties fo:margin-left="2cm" fo:margin-right="0cm" fo:text-indent="0cm" style:auto-text-indent="false"/>
      <style:text-properties fo:font-variant="normal" fo:text-transform="none" fo:color="#000000" loext:opacity="100%" style:font-name="Times New Roman" fo:font-size="10.5pt" fo:letter-spacing="normal" fo:font-style="normal" fo:font-weight="normal" officeooo:rsid="001835bf" officeooo:paragraph-rsid="001ea0df" style:font-weight-asian="normal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Times New Roman" fo:font-size="10.5pt" fo:letter-spacing="normal" fo:font-style="normal" fo:font-weight="normal" officeooo:paragraph-rsid="001ea0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officeooo:rsid="001ea0df" style:font-weight-asian="normal" style:font-weight-complex="normal"/>
    </style:style>
    <style:style style:name="T6" style:family="text">
      <style:text-properties officeooo:rsid="001ea0df"/>
    </style:style>
    <style:style style:name="T7" style:family="text">
      <style:text-properties fo:font-variant="normal" fo:text-transform="none" fo:color="#000000" loext:opacity="100%" fo:font-size="10.5pt" fo:letter-spacing="normal" fo:font-style="normal" officeooo:rsid="001ea0df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ea0d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<text:span text:style-name="T1"> </text:span><text:span text:style-name="T3">Write a program to create a database application for insert , update and delete in <text:s/>a table</text:span></text:p>
      <text:p text:style-name="P6">import sqlite3 as sq</text:p>
      <text:p text:style-name="P6">db = sq.connect("marks.db")</text:p>
      <text:p text:style-name="P6">csr = db.cursor()</text:p>
      <text:p text:style-name="P9"># create table</text:p>
      <text:p text:style-name="P6">csr.execute("CREATE TABLE STUDENT (ID INTEGER PRIMARY KEY, NAME VARCHAR(30),SUBEJCT1 INTEGER ,SUBJECT2 INTEGER)")</text:p>
      <text:p text:style-name="P6">ids=[111,112,113]</text:p>
      <text:p text:style-name="P6">name = ["<text:span text:style-name="T6">Swati</text:span>","<text:span text:style-name="T6">Monika</text:span>","<text:span text:style-name="T6">Mayuri</text:span>"]</text:p>
      <text:p text:style-name="P6">sub1=[99,97,100]</text:p>
      <text:p text:style-name="P6">sub2=[100,99,97]</text:p>
      <text:p text:style-name="P9">#Insert function</text:p>
      <text:p text:style-name="P6">def inserts(ids,name,sub1,sub2):</text:p>
      <text:p text:style-name="P6"><text:s text:c="4"/>for i in range(len(ids)):</text:p>
      <text:p text:style-name="P6"><text:s text:c="8"/>csr.execute(f'INSERT INTO STUDENT VALUES ({ids[i]},"{name[i]}",{sub1[i]},{sub2[i]})')</text:p>
      <text:p text:style-name="P6"/>
      <text:p text:style-name="P9"># Show function</text:p>
      <text:p text:style-name="P6">def show ():</text:p>
      <text:p text:style-name="P6"><text:s text:c="4"/>fetch="SELECT * FROM STUDENT"</text:p>
      <text:p text:style-name="P6"><text:s text:c="4"/>csr.execute(fetch)</text:p>
      <text:p text:style-name="P6"><text:s text:c="4"/>dbt = csr.fetchall()</text:p>
      <text:p text:style-name="P6"><text:s text:c="4"/>for i in dbt:</text:p>
      <text:p text:style-name="P6"><text:s text:c="8"/>print(i)</text:p>
      <text:p text:style-name="P9"># INSERT</text:p>
      <text:p text:style-name="P6">inserts(ids,name,sub1,sub2)</text:p>
      <text:p text:style-name="P6">show()</text:p>
      <text:p text:style-name="P6"/>
      <text:p text:style-name="P3"><text:span text:style-name="T3">OUTPUT</text:span><text:span text:style-name="T4"> </text:span></text:p>
      <text:p text:style-name="P6"/>
      <text:p text:style-name="P10">(111, <text:tab/> '<text:span text:style-name="T6">Swati</text:span>', <text:s text:c="12"/>99, <text:s text:c="2"/><text:tab/> 100)</text:p>
      <text:p text:style-name="P11"><text:tab/>(112, <text:tab/> '<text:span text:style-name="T5">Monika</text:span>', <text:s text:c="9"/>97, <text:s text:c="2"/><text:tab/> 99)</text:p>
      <text:p text:style-name="P11"><text:tab/>(113, <text:tab/> '<text:span text:style-name="T5">Mayuri</text:span>', <text:s text:c="9"/>100, <text:s/><text:tab/> 97)</text:p>
      <text:p text:style-name="P6"/>
      <text:p text:style-name="P3"><text:span text:style-name="T4"># </text:span><text:span text:style-name="T3">UPDATE</text:span></text:p>
      <text:p text:style-name="P8">csr.execute("UPDATE STUDENT SET NAME = '<text:span text:style-name="T8">Minal</text:span>' WHERE ID = 113")</text:p>
      <text:p text:style-name="P6">show()</text:p>
      <text:p text:style-name="P3"><text:span text:style-name="T3">OUTPUT</text:span><text:span text:style-name="T4"> </text:span></text:p>
      <text:p text:style-name="P10">(111, <text:tab/>'<text:span text:style-name="T6">Swati</text:span>', <text:tab/><text:tab/>99,<text:tab/> 100)</text:p>
      <text:p text:style-name="P11"><text:tab/>(112, <text:tab/>'<text:span text:style-name="T5">Monika</text:span>',<text:tab/><text:tab/>97,<text:tab/> 99)</text:p>
      <text:p text:style-name="P2"><text:tab/>(113, <text:tab/>'<text:span text:style-name="T6">Minal</text:span>',<text:tab/><text:tab/>100,<text:tab/> 97)</text:p>
      <text:p text:style-name="P6"/>
      <text:p text:style-name="P3"><text:span text:style-name="T3"><text:s/></text:span><text:span text:style-name="T4"># </text:span><text:span text:style-name="T3">DELETE</text:span></text:p>
      <text:p text:style-name="P6">csr.execute('DELETE FROM STUDENT WHERE ID = 111')</text:p>
      <text:p text:style-name="P5">show()</text:p>
      <text:p text:style-name="P5"/>
      <text:p text:style-name="P4"><text:span text:style-name="T3">OUTPUT</text:span><text:span text:style-name="T2"> </text:span></text:p>
      <text:p text:style-name="P10">(112, <text:tab/>'<text:span text:style-name="T6">Monika</text:span>', <text:tab/>97, <text:tab/>99)</text:p>
      <text:p text:style-name="P11"><text:tab/>(113, <text:tab/>'<text:span text:style-name="T6">Minal</text:span>', <text:tab/>100,<text:tab/>97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f4ec" officeooo:paragraph-rsid="0019f4ec"/>
    </style:style>
    <style:style style:name="MT1" style:family="text">
      <style:text-properties officeooo:rsid="001ea0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<text:span text:style-name="MT1">20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0T16:33:55.423000000</dc:date>
    <meta:editing-duration>PT8M5S</meta:editing-duration>
    <meta:editing-cycles>2</meta:editing-cycles>
    <meta:generator>LibreOffice/7.3.4.2$Windows_X86_64 LibreOffice_project/728fec16bd5f605073805c3c9e7c4212a0120dc5</meta:generator>
    <meta:print-date>2024-02-20T16:33:28.910000000</meta:print-date>
    <meta:document-statistic meta:table-count="0" meta:image-count="0" meta:object-count="0" meta:page-count="1" meta:paragraph-count="42" meta:word-count="147" meta:character-count="1144" meta:non-whitespace-character-count="931"/>
  </office:meta>
</office:document-meta>
</file>